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0.8cm" svg:height="4.7cm" svg:x="5.15cm" svg:y="1.3cm">
          <text:p text:style-name="P1">Initialisation des</text:p>
          <text:p text:style-name="P1">Pins de lecture et d’écritu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6.8cm" svg:height="2cm" svg:x="7.15cm" svg:y="7.4cm">
          <text:p text:style-name="P1">Calibration</text:p>
          <text:p text:style-name="P1">Des photorésistan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2cm" svg:height="2.1cm" svg:x="6.45cm" svg:y="14.7cm">
          <text:p text:style-name="P1">Calculer la</text:p>
          <text:p text:style-name="P1">Tension V à appliquer au</text:p>
          <text:p text:style-name="P1">Moteu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9cm" svg:height="0.9cm" svg:x="7.1cm" svg:y="11.3cm">
          <text:p text:style-name="P1">Attendre 20m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5cm" svg:y1="6cm" svg:x2="10.55cm" svg:y2="7.4cm" draw:start-shape="id1" draw:start-glue-point="6" draw:end-shape="id2" draw:end-glue-point="0" svg:d="m10550 6000v1400" svg:viewBox="0 0 1 1401">
          <text:p/>
        </draw:connector>
        <draw:connector draw:style-name="gr2" draw:text-style-name="P1" draw:layer="layout" svg:x1="10.55cm" svg:y1="9.4cm" svg:x2="10.55cm" svg:y2="11.3cm" draw:start-shape="id2" draw:start-glue-point="2" draw:end-shape="id3" svg:d="m10550 9400v1900" svg:viewBox="0 0 1 1901">
          <text:p/>
        </draw:connector>
        <draw:connector draw:style-name="gr2" draw:text-style-name="P1" draw:layer="layout" svg:x1="10.55cm" svg:y1="12.2cm" svg:x2="10.55cm" svg:y2="14.7cm" draw:start-shape="id3" draw:start-glue-point="2" draw:end-shape="id4" svg:d="m10550 12200v2500" svg:viewBox="0 0 1 2501">
          <text:p/>
        </draw:connector>
        <draw:custom-shape draw:style-name="gr1" draw:text-style-name="P1" xml:id="id7" draw:id="id7" draw:layer="layout" svg:width="7.3cm" svg:height="2.3cm" svg:x="6.9cm" svg:y="22.3cm">
          <text:p text:style-name="P1">Attendre 1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8cm" svg:height="2.2cm" svg:x="6.65cm" svg:y="25.7cm">
          <text:p text:style-name="P1">Envoyer les mesures</text:p>
          <text:p text:style-name="P1">Effectuées à l’ordinateu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5cm" svg:y1="16.8cm" svg:x2="10.55cm" svg:y2="18.3cm" draw:start-shape="id4" draw:start-glue-point="2" draw:end-shape="id5" draw:end-glue-point="0" svg:d="m10550 16800v1500" svg:viewBox="0 0 1 1501">
          <text:p text:style-name="P1">V==0</text:p>
        </draw:connector>
        <draw:connector draw:style-name="gr2" draw:text-style-name="P1" draw:layer="layout" draw:line-skew="0cm -4.099cm" svg:x1="10.55cm" svg:y1="27.9cm" svg:x2="10.55cm" svg:y2="11.3cm" draw:start-shape="id6" draw:start-glue-point="2" draw:end-shape="id3" draw:end-glue-point="0" svg:d="m10550 27900v501h-8500v-17602h8500v501" svg:viewBox="0 0 8501 17603">
          <text:p/>
        </draw:connector>
        <draw:connector draw:style-name="gr2" draw:text-style-name="P1" draw:layer="layout" svg:x1="10.55cm" svg:y1="24.6cm" svg:x2="10.55cm" svg:y2="25.7cm" draw:start-shape="id7" draw:start-glue-point="2" draw:end-shape="id6" draw:end-glue-point="0" svg:d="m10550 24600v1100" svg:viewBox="0 0 1 1101">
          <text:p/>
        </draw:connector>
        <draw:connector draw:style-name="gr3" draw:text-style-name="P1" draw:layer="layout" svg:x1="14.65cm" svg:y1="15.75cm" svg:x2="10.55cm" svg:y2="11.3cm" draw:start-shape="id4" draw:start-glue-point="1" draw:end-shape="id3" draw:end-glue-point="0" svg:d="m14650 15750h501v-4951h-4601v501" svg:viewBox="0 0 4602 4952">
          <text:p text:style-name="P1"><text:s text:c="24"/>V!=0</text:p>
        </draw:connector>
        <draw:custom-shape draw:style-name="gr1" draw:text-style-name="P1" xml:id="id5" draw:id="id5" draw:layer="layout" svg:width="8.7cm" svg:height="2.1cm" svg:x="6.2cm" svg:y="18.3cm">
          <text:p text:style-name="P1">Passer au moteur suiva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5cm" svg:y1="20.4cm" svg:x2="10.55cm" svg:y2="22.3cm" draw:start-shape="id5" draw:start-glue-point="2" draw:end-shape="id7" draw:end-glue-point="0" svg:d="m10550 20400v1900" svg:viewBox="0 0 1 1901">
          <text:p text:style-name="P1">Dernier moteur</text:p>
        </draw:connector>
        <draw:connector draw:style-name="gr2" draw:text-style-name="P1" draw:layer="layout" draw:line-skew="1.899cm" svg:x1="14.9cm" svg:y1="19.35cm" svg:x2="10.55cm" svg:y2="11.3cm" draw:start-shape="id5" draw:start-glue-point="1" draw:end-shape="id3" draw:end-glue-point="0" svg:d="m14900 19350h2400v-8551h-6750v501" svg:viewBox="0 0 6751 85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phir LOJKINE</meta:initial-creator>
    <meta:creation-date>2013-02-27T08:56:55</meta:creation-date>
    <dc:date>2013-02-27T09:22:36</dc:date>
    <dc:creator>Ophir LOJKINE</dc:creator>
    <meta:editing-duration>P0D</meta:editing-duration>
    <meta:editing-cycles>1</meta:editing-cycles>
    <meta:document-statistic meta:object-count="16"/>
    <meta:generator>LibreOffice/3.5$Linux_X86_64 LibreOffice_project/350m1$Build-2</meta:generator>
  </office:meta>
</office:document-meta>
</file>